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a69514" officeooo:paragraph-rsid="00a69514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2618c" officeooo:paragraph-rsid="00b2618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65339" officeooo:paragraph-rsid="00b6533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bace4" officeooo:paragraph-rsid="00bbace4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d0bfe7" officeooo:paragraph-rsid="00d0bfe7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48cc9" officeooo:paragraph-rsid="00f48cc9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7be12" officeooo:paragraph-rsid="00f7be12" style:font-weight-asian="bold" style:font-weight-complex="bold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afa9d" officeooo:paragraph-rsid="00fafa9d" style:font-weight-asian="bold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69514" officeooo:paragraph-rsid="00a69514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99882" officeooo:paragraph-rsid="00a99882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a5d9d" officeooo:paragraph-rsid="00aa5d9d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c59be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99882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9dd9" officeooo:paragraph-rsid="00ac9dd9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d9b1c" officeooo:paragraph-rsid="00ad9b1c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e8da5" officeooo:paragraph-rsid="00ae8da5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2618c" officeooo:paragraph-rsid="00b2618c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b3f4c1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54912" officeooo:paragraph-rsid="00b54912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0e33e" officeooo:paragraph-rsid="00c0e33e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255de" officeooo:paragraph-rsid="00c255de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389d8" officeooo:paragraph-rsid="00c389d8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527eb" style:font-weight-asian="normal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7181e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98c12" officeooo:paragraph-rsid="00c98c12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851e" style:font-weight-asian="normal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f050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0bfe7" officeooo:paragraph-rsid="00d0bfe7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38b48" officeooo:paragraph-rsid="00d38b48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49767" officeooo:paragraph-rsid="00d49767" style:font-weight-asian="normal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72652" officeooo:paragraph-rsid="00d72652" style:font-weight-asian="normal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8eaf6" officeooo:paragraph-rsid="00d8eaf6" style:font-weight-asian="normal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9c7ff" officeooo:paragraph-rsid="00d9c7ff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16343" officeooo:paragraph-rsid="00e16343" style:font-weight-asian="normal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7181e" officeooo:paragraph-rsid="00c7181e" style:font-weight-asian="normal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bf050" officeooo:paragraph-rsid="00cbf050" style:font-weight-asian="normal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cab58" officeooo:paragraph-rsid="00ede871" style:font-weight-asian="normal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e871" officeooo:paragraph-rsid="00ede871" style:font-weight-asian="normal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eddfd" officeooo:paragraph-rsid="00eeddfd" style:font-weight-asian="normal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48cc9" officeooo:paragraph-rsid="00f48cc9" style:font-weight-asian="normal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8a7d" officeooo:paragraph-rsid="00f68a7d" style:font-weight-asian="normal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8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8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8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size="18pt" fo:font-weight="bold" officeooo:rsid="00b082ca" officeooo:paragraph-rsid="00b082ca" style:font-size-asian="18pt" style:font-weight-asian="bold" style:font-size-complex="18pt" style:font-weight-complex="bold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7be12" officeooo:paragraph-rsid="00f7be12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9733d" officeooo:paragraph-rsid="00f9733d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c9902" officeooo:paragraph-rsid="00fc9902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080a0" officeooo:paragraph-rsid="010080a0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2cfda" officeooo:paragraph-rsid="0102cfda"/>
    </style:style>
    <style:style style:name="P9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10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10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0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10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10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10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1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1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1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1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1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11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11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11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1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1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12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P12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26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127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128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129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130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131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132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133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134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35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136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137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138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139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140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141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142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143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144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145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146" style:family="paragraph" style:parent-style-name="Standard" style:list-style-name="L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147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65339" officeooo:paragraph-rsid="00b65339" style:font-weight-asian="normal" style:font-weight-complex="normal"/>
    </style:style>
    <style:style style:name="P148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836aa" officeooo:paragraph-rsid="00b836aa" style:font-weight-asian="normal" style:font-weight-complex="normal"/>
    </style:style>
    <style:style style:name="P149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150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ace4" officeooo:paragraph-rsid="00bbace4" style:font-weight-asian="normal" style:font-weight-complex="normal"/>
    </style:style>
    <style:style style:name="P151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e7fc" officeooo:paragraph-rsid="00bbe7fc" style:font-weight-asian="normal" style:font-weight-complex="normal"/>
    </style:style>
    <style:style style:name="P152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1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87fb" officeooo:paragraph-rsid="00ede871" style:font-weight-asian="normal" style:font-weight-complex="normal"/>
    </style:style>
    <style:style style:name="P154" style:family="paragraph" style:parent-style-name="Standard" style:list-style-name="L1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1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1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157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1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7be12" style:font-weight-asian="normal" style:font-weight-complex="normal"/>
    </style:style>
    <style:style style:name="P1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9733d" style:font-weight-asian="normal" style:font-weight-complex="normal"/>
    </style:style>
    <style:style style:name="P1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27b2" officeooo:paragraph-rsid="00fa27b2" style:font-weight-asian="normal" style:font-weight-complex="normal"/>
    </style:style>
    <style:style style:name="P1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fa9d" officeooo:paragraph-rsid="00fafa9d" style:font-weight-asian="normal" style:font-weight-complex="normal"/>
    </style:style>
    <style:style style:name="P1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d2aef" officeooo:paragraph-rsid="00fd2aef" style:font-weight-asian="normal" style:font-weight-complex="normal"/>
    </style:style>
    <style:style style:name="P1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2775" officeooo:paragraph-rsid="00fe2775" style:font-weight-asian="normal" style:font-weight-complex="normal"/>
    </style:style>
    <style:style style:name="P1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8580" officeooo:paragraph-rsid="00fe8580" style:font-weight-asian="normal" style:font-weight-complex="normal"/>
    </style:style>
    <style:style style:name="P1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080a0" officeooo:paragraph-rsid="010080a0" style:font-weight-asian="normal" style:font-weight-complex="normal"/>
    </style:style>
    <style:style style:name="P1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2cfda" officeooo:paragraph-rsid="0102cfda" style:font-weight-asian="normal" style:font-weight-complex="normal"/>
    </style:style>
    <style:style style:name="P1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168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169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1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1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0daa" style:font-weight-asian="normal" style:font-weight-complex="normal"/>
    </style:style>
    <style:style style:name="P17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d1e9" style:font-weight-asian="normal" style:font-weight-complex="normal"/>
    </style:style>
    <style:style style:name="P1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d238" officeooo:paragraph-rsid="0109d238" style:font-weight-asian="normal" style:font-weight-complex="normal"/>
    </style:style>
    <style:style style:name="P17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d2434" officeooo:paragraph-rsid="010d2434" style:font-weight-asian="normal" style:font-weight-complex="normal"/>
    </style:style>
    <style:style style:name="P17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ee5f0" officeooo:paragraph-rsid="010ee5f0" style:font-weight-asian="normal" style:font-weight-complex="normal"/>
    </style:style>
    <style:style style:name="P17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fca3c" officeooo:paragraph-rsid="010fca3c" style:font-weight-asian="normal" style:font-weight-complex="normal"/>
    </style:style>
    <style:style style:name="P1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224d9" officeooo:paragraph-rsid="011224d9" style:font-weight-asian="normal" style:font-weight-complex="normal"/>
    </style:style>
    <style:style style:name="P17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335c7" officeooo:paragraph-rsid="011335c7" style:font-weight-asian="normal" style:font-weight-complex="normal"/>
    </style:style>
    <style:style style:name="P17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4a4e7" officeooo:paragraph-rsid="0114a4e7" style:font-weight-asian="normal" style:font-weight-complex="normal"/>
    </style:style>
    <style:style style:name="P18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81ce" officeooo:paragraph-rsid="011781ce" style:font-weight-asian="normal" style:font-weight-complex="normal"/>
    </style:style>
    <style:style style:name="P1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bcda" officeooo:paragraph-rsid="0117bcda" style:font-weight-asian="normal" style:font-weight-complex="normal"/>
    </style:style>
    <style:style style:name="P182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89cc8" officeooo:paragraph-rsid="01189cc8" style:font-weight-asian="normal" style:font-weight-complex="normal"/>
    </style:style>
    <style:style style:name="P183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a8bd6" officeooo:paragraph-rsid="011a8bd6" style:font-weight-asian="normal" style:font-weight-complex="normal"/>
    </style:style>
    <style:style style:name="P184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b31ab" officeooo:paragraph-rsid="011b31ab" style:font-weight-asian="normal" style:font-weight-complex="normal"/>
    </style:style>
    <style:style style:name="P185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ca303" officeooo:paragraph-rsid="011ca303" style:font-weight-asian="normal" style:font-weight-complex="normal"/>
    </style:style>
    <style:style style:name="P186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87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188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189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190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191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8b2064" officeooo:paragraph-rsid="008b2064" style:font-weight-asian="bold" style:font-weight-complex="bold"/>
    </style:style>
    <style:style style:name="P19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090daa" officeooo:paragraph-rsid="01090daa" style:font-weight-asian="bold" style:font-weight-complex="bold"/>
    </style:style>
    <style:style style:name="P193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bf04" officeooo:paragraph-rsid="00f6bf04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officeooo:rsid="000ed7e2"/>
    </style:style>
    <style:style style:name="T9" style:family="text">
      <style:text-properties officeooo:rsid="00126a4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0597" style:font-weight-asian="normal" style:font-weight-complex="normal"/>
    </style:style>
    <style:style style:name="T12" style:family="text">
      <style:text-properties fo:font-weight="normal" officeooo:rsid="0069b978" style:font-weight-asian="normal" style:font-weight-complex="normal"/>
    </style:style>
    <style:style style:name="T13" style:family="text">
      <style:text-properties fo:font-weight="normal" officeooo:rsid="006c37eb" style:font-weight-asian="normal" style:font-weight-complex="normal"/>
    </style:style>
    <style:style style:name="T14" style:family="text">
      <style:text-properties fo:font-weight="normal" officeooo:rsid="006d8710" style:font-weight-asian="normal" style:font-weight-complex="normal"/>
    </style:style>
    <style:style style:name="T15" style:family="text">
      <style:text-properties fo:font-weight="normal" officeooo:rsid="006e1042" style:font-weight-asian="normal" style:font-weight-complex="normal"/>
    </style:style>
    <style:style style:name="T16" style:family="text">
      <style:text-properties fo:font-weight="normal" officeooo:rsid="006f0649" style:font-weight-asian="normal" style:font-weight-complex="normal"/>
    </style:style>
    <style:style style:name="T17" style:family="text">
      <style:text-properties fo:font-weight="normal" officeooo:rsid="0070fb25" style:font-weight-asian="normal" style:font-weight-complex="normal"/>
    </style:style>
    <style:style style:name="T18" style:family="text">
      <style:text-properties fo:font-weight="normal" officeooo:rsid="0072bb3b" style:font-weight-asian="normal" style:font-weight-complex="normal"/>
    </style:style>
    <style:style style:name="T19" style:family="text">
      <style:text-properties fo:font-weight="normal" officeooo:rsid="00f889ce" style:font-weight-asian="normal" style:font-weight-complex="normal"/>
    </style:style>
    <style:style style:name="T20" style:family="text">
      <style:text-properties fo:font-weight="normal" officeooo:rsid="00f9733d" style:font-weight-asian="normal" style:font-weight-complex="normal"/>
    </style:style>
    <style:style style:name="T21" style:family="text">
      <style:text-properties fo:font-weight="normal" officeooo:rsid="00fa27b2" style:font-weight-asian="normal" style:font-weight-complex="normal"/>
    </style:style>
    <style:style style:name="T22" style:family="text">
      <style:text-properties fo:font-weight="normal" officeooo:rsid="00fd2aef" style:font-weight-asian="normal" style:font-weight-complex="normal"/>
    </style:style>
    <style:style style:name="T23" style:family="text">
      <style:text-properties fo:font-weight="normal" officeooo:rsid="010386a0" style:font-weight-asian="normal" style:font-weight-complex="normal"/>
    </style:style>
    <style:style style:name="T24" style:family="text">
      <style:text-properties fo:font-weight="normal" officeooo:rsid="01054935" style:font-weight-asian="normal" style:font-weight-complex="normal"/>
    </style:style>
    <style:style style:name="T25" style:family="text">
      <style:text-properties fo:font-weight="normal" officeooo:rsid="01061e1d" style:font-weight-asian="normal" style:font-weight-complex="normal"/>
    </style:style>
    <style:style style:name="T26" style:family="text">
      <style:text-properties officeooo:rsid="001c3105"/>
    </style:style>
    <style:style style:name="T27" style:family="text">
      <style:text-properties officeooo:rsid="0025fa2d"/>
    </style:style>
    <style:style style:name="T28" style:family="text">
      <style:text-properties officeooo:rsid="002e1d9f"/>
    </style:style>
    <style:style style:name="T29" style:family="text">
      <style:text-properties officeooo:rsid="002fc8be"/>
    </style:style>
    <style:style style:name="T30" style:family="text">
      <style:text-properties officeooo:rsid="00346d4f"/>
    </style:style>
    <style:style style:name="T31" style:family="text">
      <style:text-properties officeooo:rsid="0036d569"/>
    </style:style>
    <style:style style:name="T32" style:family="text">
      <style:text-properties officeooo:rsid="003ac7e0"/>
    </style:style>
    <style:style style:name="T33" style:family="text">
      <style:text-properties officeooo:rsid="003fb510"/>
    </style:style>
    <style:style style:name="T34" style:family="text">
      <style:text-properties officeooo:rsid="0044d45d"/>
    </style:style>
    <style:style style:name="T35" style:family="text">
      <style:text-properties officeooo:rsid="004c0d3b"/>
    </style:style>
    <style:style style:name="T36" style:family="text">
      <style:text-properties officeooo:rsid="004dd764"/>
    </style:style>
    <style:style style:name="T37" style:family="text">
      <style:text-properties officeooo:rsid="004fa7d7"/>
    </style:style>
    <style:style style:name="T38" style:family="text">
      <style:text-properties officeooo:rsid="0058d5df"/>
    </style:style>
    <style:style style:name="T39" style:family="text">
      <style:text-properties officeooo:rsid="005db31a"/>
    </style:style>
    <style:style style:name="T40" style:family="text">
      <style:text-properties officeooo:rsid="005f1ec0"/>
    </style:style>
    <style:style style:name="T41" style:family="text">
      <style:text-properties officeooo:rsid="006276e0"/>
    </style:style>
    <style:style style:name="T42" style:family="text">
      <style:text-properties officeooo:rsid="0070fb25"/>
    </style:style>
    <style:style style:name="T43" style:family="text">
      <style:text-properties officeooo:rsid="0072bb3b"/>
    </style:style>
    <style:style style:name="T44" style:family="text">
      <style:text-properties officeooo:rsid="00775dd5"/>
    </style:style>
    <style:style style:name="T45" style:family="text">
      <style:text-properties officeooo:rsid="0078c9fe"/>
    </style:style>
    <style:style style:name="T46" style:family="text">
      <style:text-properties officeooo:rsid="007b1eed"/>
    </style:style>
    <style:style style:name="T47" style:family="text">
      <style:text-properties officeooo:rsid="007eb9e6"/>
    </style:style>
    <style:style style:name="T48" style:family="text">
      <style:text-properties officeooo:rsid="008318fa"/>
    </style:style>
    <style:style style:name="T49" style:family="text">
      <style:text-properties officeooo:rsid="0084e610"/>
    </style:style>
    <style:style style:name="T50" style:family="text">
      <style:text-properties officeooo:rsid="0086909e"/>
    </style:style>
    <style:style style:name="T51" style:family="text">
      <style:text-properties officeooo:rsid="008f9236"/>
    </style:style>
    <style:style style:name="T52" style:family="text">
      <style:text-properties officeooo:rsid="00921312"/>
    </style:style>
    <style:style style:name="T53" style:family="text">
      <style:text-properties officeooo:rsid="00959dba"/>
    </style:style>
    <style:style style:name="T54" style:family="text">
      <style:text-properties officeooo:rsid="009a556c"/>
    </style:style>
    <style:style style:name="T55" style:family="text">
      <style:text-properties officeooo:rsid="009de9b4"/>
    </style:style>
    <style:style style:name="T56" style:family="text">
      <style:text-properties officeooo:rsid="00a7e4fb"/>
    </style:style>
    <style:style style:name="T57" style:family="text">
      <style:text-properties officeooo:rsid="00aa5d9d"/>
    </style:style>
    <style:style style:name="T58" style:family="text">
      <style:text-properties officeooo:rsid="00b662a7"/>
    </style:style>
    <style:style style:name="T59" style:family="text">
      <style:text-properties officeooo:rsid="00b948fd"/>
    </style:style>
    <style:style style:name="T60" style:family="text">
      <style:text-properties officeooo:rsid="00bb85bf"/>
    </style:style>
    <style:style style:name="T61" style:family="text">
      <style:text-properties officeooo:rsid="00c1560f"/>
    </style:style>
    <style:style style:name="T62" style:family="text">
      <style:text-properties officeooo:rsid="00cb851e"/>
    </style:style>
    <style:style style:name="T63" style:family="text">
      <style:text-properties officeooo:rsid="00d18e4a"/>
    </style:style>
    <style:style style:name="T64" style:family="text">
      <style:text-properties officeooo:rsid="00d1d4a3"/>
    </style:style>
    <style:style style:name="T65" style:family="text">
      <style:text-properties officeooo:rsid="00d9c7ff"/>
    </style:style>
    <style:style style:name="T66" style:family="text">
      <style:text-properties officeooo:rsid="00db0ec9"/>
    </style:style>
    <style:style style:name="T67" style:family="text">
      <style:text-properties officeooo:rsid="00e2b8f5"/>
    </style:style>
    <style:style style:name="T68" style:family="text">
      <style:text-properties officeooo:rsid="00e321a9"/>
    </style:style>
    <style:style style:name="T69" style:family="text">
      <style:text-properties officeooo:rsid="00e33d94"/>
    </style:style>
    <style:style style:name="T70" style:family="text">
      <style:text-properties officeooo:rsid="00ed87fb"/>
    </style:style>
    <style:style style:name="T71" style:family="text">
      <style:text-properties officeooo:rsid="00f0d79f"/>
    </style:style>
    <style:style style:name="T72" style:family="text">
      <style:text-properties officeooo:rsid="00f29701"/>
    </style:style>
    <style:style style:name="T73" style:family="text">
      <style:text-properties officeooo:rsid="01090daa"/>
    </style:style>
    <style:style style:name="T74" style:family="text">
      <style:text-properties officeooo:rsid="0109d1e9"/>
    </style:style>
    <style:style style:name="T75" style:family="text">
      <style:text-properties officeooo:rsid="010b6cc2"/>
    </style:style>
    <style:style style:name="T76" style:family="text">
      <style:text-properties officeooo:rsid="010ee5f0"/>
    </style:style>
    <style:style style:name="T77" style:family="text">
      <style:text-properties officeooo:rsid="010fca3c"/>
    </style:style>
    <style:style style:name="T78" style:family="text">
      <style:text-properties officeooo:rsid="0117bcda"/>
    </style:style>
    <style:style style:name="T79" style:family="text">
      <style:text-properties officeooo:rsid="011ca303"/>
    </style:style>
    <style:style style:name="T80" style:family="text">
      <style:text-properties officeooo:rsid="011df2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Архитектура АСОИУ</text:p>
      <text:p text:style-name="P13">Экзамен в конце третьего семестра.</text:p>
      <text:p text:style-name="P13">В конце второго семестра зачет</text:p>
      <text:p text:style-name="P13"/>
      <text:p text:style-name="P13">3 — 4 домашних работы, по каждой работе отчет <text:span text:style-name="T1">+ контрольные вопросы, требующие письменные ответы</text:span></text:p>
      <text:p text:style-name="P13"/>
      <text:p text:style-name="P14">Работа над контрольными вопросами преследует практическую цель получить автомат на экзамене.</text:p>
      <text:p text:style-name="P14"/>
      <text:p text:style-name="P15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16"/>
      <text:p text:style-name="P16">Каждый получит тему курсовой работы. Вначале б<text:span text:style-name="T8">у</text:span>дет нео<text:span text:style-name="T8">б</text:span>ходимо разработать литерат, а в следующем семестре пояснительную записку</text:p>
      <text:p text:style-name="P16"/>
      <text:p text:style-name="P17">В реферате нужно кратко изложить суть <text:span text:style-name="T9">двух трех вопросов, которые не касаются темы курсовой работы</text:span>. <text:span text:style-name="T9">Первый абзац: реферат посвященн теме со ссылкой на первоисточник.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7"/>
      <text:p text:style-name="P3">Лекция 1</text:p>
      <text:p text:style-name="P18"><text:s/></text:p>
      <text:p text:style-name="P19">Темы семестра:</text:p>
      <text:list xml:id="list3912444424765705519" text:style-name="L1">
        <text:list-item>
          <text:p text:style-name="P126">Этимологический анализ архитектуры АСОИУ</text:p>
        </text:list-item>
        <text:list-item>
          <text:p text:style-name="P187"><text:span text:style-name="T10">Примеры архитектур автоматизированных систем обработки информации и управления (ГАС «Контур», </text:span><text:span text:style-name="T11">ГАС «Выборы», ГАС «ГРМ»)</text:span></text:p>
        </text:list-item>
        <text:list-item>
          <text:p text:style-name="P188"><text:span text:style-name="T11">Т</text:span><text:span text:style-name="T10">енденции автоматизации</text:span></text:p>
        </text:list-item>
        <text:list-item>
          <text:p text:style-name="P127">Базовая функционально — структурная модель архитектуры АСОИУ</text:p>
        </text:list-item>
        <text:list-item>
          <text:p text:style-name="P128">Базовая модель поведения пользователя в архитектуре АСОИУ</text:p>
        </text:list-item>
      </text:list>
      <text:p text:style-name="P15"/>
      <text:p text:style-name="P15"/>
      <text:p text:style-name="P15"/>
      <text:p text:style-name="P15"/>
      <text:p text:style-name="P2">Архитектура автоматизированных систем обработки информации и управления</text:p>
      <text:p text:style-name="P2"/>
      <text:p text:style-name="P21">Существуют эзотерические и экзотерические знания.</text:p>
      <text:p text:style-name="P21">Эзотерические — доступные посвященным, избранным, профессионалам.</text:p>
      <text:p text:style-name="P21">Экзотерические знания — общедоступные знания.</text:p>
      <text:p text:style-name="P21"/>
      <text:p text:style-name="P21">Система — главный термин этого термина — <text:span text:style-name="T26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26">составных элементов, обеспечивающих целому системное свойство, которым не обладает ни один из элементов по отдельности.</text:span></text:p>
      <text:p text:style-name="P21"/>
      <text:p text:style-name="P22">Действительность — все то, что доступно разуму человека и воздействует или может воздействовать на его органы чувств.</text:p>
      <text:p text:style-name="P22"/>
      <text:p text:style-name="P23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23"/>
      <text:p text:style-name="P24">Цель — это будущий результат </text:p>
      <text:p text:style-name="P24"/>
      <text:p text:style-name="P25">Элемент — составная част<text:span text:style-name="T27">ь </text:span>системы, которая <text:span text:style-name="T27">подразумевается</text:span> или рассматривается как единое целое</text:p>
      <text:p text:style-name="P25"/>
      <text:p text:style-name="P26">Свойство — индикатор или признак отличающий одно от другого.</text:p>
      <text:p text:style-name="P26"/>
      <text:p text:style-name="P26"/>
      <text:p text:style-name="P27">Из данного определения вытекают следующие свойства:</text:p>
      <text:list xml:id="list3193236331439015130" text:style-name="L2">
        <text:list-item>
          <text:p text:style-name="P129">Любая система персонифицирована (имеет автора в лице конкретного человека либо коллектива)</text:p>
        </text:list-item>
        <text:list-item>
          <text:p text:style-name="P129">Система целесообразна (перед любой системой стоит цель или множество целей)</text:p>
        </text:list-item>
        <text:list-item>
          <text:p text:style-name="P129">Любая система имеет четкие границы</text:p>
        </text:list-item>
        <text:list-item>
          <text:p text:style-name="P130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131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132">Система является составной частью действительности из которой она выделена <text:span text:style-name="T28">(составные части системы, как физические тела взаимодействуют)</text:span></text:p>
        </text:list-item>
        <text:list-item>
          <text:p text:style-name="P133">Часть действительности, которая воздействует на систему называется окружающей средой</text:p>
        </text:list-item>
        <text:list-item>
          <text:p text:style-name="P133">В свою очередь система воздействует на окружающую среду</text:p>
        </text:list-item>
        <text:list-item>
          <text:p text:style-name="P133">Интенсивность воздействия окружающей среды на систему обратно пропорционально <text:s/>расстоянию</text:p>
        </text:list-item>
      </text:list>
      <text:p text:style-name="P28"/>
      <text:p text:style-name="P85">рисунок 1</text:p>
      <text:p text:style-name="P28"/>
      <text:p text:style-name="P29">Распространенным является понятие объект</text:p>
      <text:p text:style-name="P29">Объект — система, которая контекстно (т. е. При рассмотрении того или иного объекта) считается неделимым целым.</text:p>
      <text:p text:style-name="P29">Имеет место два случая: когда детализация объекта неважна, или когда внутреннее устройство системы нам не известна.</text:p>
      <text:p text:style-name="P29"/>
      <text:p text:style-name="P30">Объект, внутреннее устройство которого не известно, называется черным ящиком </text:p>
      <text:p text:style-name="P86">рисунок 2</text:p>
      <text:p text:style-name="P30"/>
      <text:p text:style-name="P30">Представление черного ящика является моделью окружающей действительности.</text:p>
      <text:p text:style-name="P30"/>
      <text:p text:style-name="P30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29">(вербальных, формальных, физических и их возможных комбинаций)</text:span>.</text:p>
      <text:p text:style-name="P30"/>
      <text:p text:style-name="P30"/>
      <text:p text:style-name="P4"><text:soft-page-break/>Лекция 2</text:p>
      <text:p text:style-name="P93">Вербальные выразительные свойства — язык двух модальностей: речь и текст. </text:p>
      <text:p text:style-name="P94">Значительно многообразнее формальные выразительные средства. К ним относятся схемы, графики, картины, <text:span text:style-name="T30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95">Физические выразительные средства — упрощенные и уменьшенные копии реальных объектов, <text:span text:style-name="T31">соответствующие критериям подобия, которое гарантирует идентичность процессов в уменьшенной копии и реальном объекте. </text:span></text:p>
      <text:p text:style-name="P95"/>
      <text:p text:style-name="P95"/>
      <text:p text:style-name="P96">Критерий подобия — критерий Рейндолье.</text:p>
      <text:p text:style-name="P96"/>
      <text:p text:style-name="P97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32">физические (также известны как моторные) модели, видео модели, аудио модели, мультимедийные модели.</text:span></text:p>
      <text:p text:style-name="P97"/>
      <text:p text:style-name="P98"><text:span text:style-name="T3">Моделирование</text:span> — разработка и применение моделей для изучени<text:span text:style-name="T33">я и</text:span> понимания окружающей <text:span text:style-name="T33">действительности.</text:span></text:p>
      <text:p text:style-name="P98"/>
      <text:p text:style-name="P99"><text:span text:style-name="T3">Реальная действительность</text:span> — все то, что действует на органы чувств человека.</text:p>
      <text:p text:style-name="P100"><text:span text:style-name="T3">Виртуальная действительность</text:span> — все то, что искусственно создано и дополняет окружение человека.</text:p>
      <text:p text:style-name="P100"/>
      <text:p text:style-name="P110">Системы бывают разные</text:p>
      <text:p text:style-name="P100"><text:span text:style-name="T34">по способности к целеполаганию: </text:span><text:span text:style-name="T6">целенаправленные системы</text:span><text:span text:style-name="T34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34"> (система, способная достигать сформулированных самостоятельно целей), </text:span><text:span text:style-name="T6">человеко — машинные системы</text:span><text:span text:style-name="T34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34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100"/>
      <text:p text:style-name="P101">Помимо всего система может быть автоматизированна.</text:p>
      <text:p text:style-name="P101"><text:span text:style-name="T3">Автоматизация</text:span> — это разработка средств вычислительной техники <text:span text:style-name="T35">и внедрение его в трудовую деятельность человека для усиления его интеллекта.</text:span></text:p>
      <text:p text:style-name="P102"><text:span text:style-name="T3">Интеллект</text:span> — <text:span text:style-name="T36">величина, характеризующая количественную способность разума.</text:span></text:p>
      <text:p text:style-name="P102"/>
      <text:p text:style-name="P103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103"><text:span text:style-name="T5">Механизация</text:span><text:span text:style-name="T37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103"/>
      <text:p text:style-name="P104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125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105"/>
      <text:p text:style-name="P106"><text:span text:style-name="T3">Структурная схема</text:span> — упорядоченное множество <text:span text:style-name="T38">конструктивный</text:span> элементов и физических связей между ними.</text:p>
      <text:p text:style-name="P107"><text:span text:style-name="T3">Функциональные схемы</text:span> — упорядоченные множества реализуемых в системе функций и их логических связей.</text:p>
      <text:p text:style-name="P107"/>
      <text:p text:style-name="P108">Структурные и функциональные связи представляются в виде прямоугольников, соедин<text:span text:style-name="T41">енн</text:span>ых горизонтальными или вертикальными тонкими линиями, стрелками <text:span text:style-name="T39">(</text:span>однонаправленными или двунаправленными). <text:span text:style-name="T40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108"/>
      <text:p text:style-name="P109"><text:span text:style-name="T3">Управление</text:span> — перевод объекта их текущего состояния в требуемое.</text:p>
      <text:p text:style-name="P109"/>
      <text:p text:style-name="P119">Система управления<text:span text:style-name="T10"> — замкнутая система, состоящая из объекта управления и конт</text:span><text:span text:style-name="T12">тур</text:span><text:span text:style-name="T10">а обратной связи.</text:span></text:p>
      <text:p text:style-name="P111"><text:s/></text:p>
      <text:p text:style-name="P112"/>
      <text:p text:style-name="P112"/>
      <text:p text:style-name="P119"/>
      <text:p text:style-name="P124"><text:span text:style-name="T12">р</text:span><text:span text:style-name="T10">исунок 3</text:span></text:p>
      <text:p text:style-name="P112"/>
      <text:p text:style-name="P112"/>
      <text:p text:style-name="P112"/>
      <text:p text:style-name="P112"/>
      <text:p text:style-name="P119"/>
      <text:p text:style-name="P112"/>
      <text:p text:style-name="P112"/>
      <text:p text:style-name="P113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113">Если при управлении входной вектор меняется в обоих направлениях — тот этот контур отрицательный.</text:p>
      <text:p text:style-name="P113"/>
      <text:p text:style-name="P120"><text:span text:style-name="T10">Контур обратной связи мо</text:span><text:span text:style-name="T14">ж</text:span><text:span text:style-name="T10">ет быть реализован по-разному, </text:span><text:span text:style-name="T13">важен способ реализации контура обратной связи:</text:span></text:p>
      <text:list xml:id="list3776444826479216596" text:style-name="L3">
        <text:list-item>
          <text:p text:style-name="P189"><text:span text:style-name="T10">С</text:span><text:span text:style-name="T13"> </text:span><text:span text:style-name="T10">помощью автоматов — система автоматического управления (</text:span><text:span text:style-name="T42">САУ</text:span><text:span text:style-name="T10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189"><text:span text:style-name="T10">С помощью человека или коллектива людей — </text:span><text:span text:style-name="T15">включая и те случаи, когда человек или коллектив использует измерительну</text:span><text:span text:style-name="T16">ю</text:span><text:span text:style-name="T15"> аппаратуру, вычислительные устройства, </text:span><text:span text:style-name="T16">но управляющ</text:span><text:span text:style-name="T17">ее решение человек или коллектив принимает самостоятельно. В этом случае мы имеем дело с ручной системой управления (</text:span><text:span text:style-name="T43">РСУ</text:span><text:span text:style-name="T17">)</text:span></text:p>
        </text:list-item>
        <text:list-item>
          <text:p text:style-name="P190"><text:span text:style-name="T10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0">)</text:span></text:p>
        </text:list-item>
      </text:list>
      <text:p text:style-name="P114"/>
      <text:p text:style-name="P121"><text:soft-page-break/><text:span text:style-name="T10">Системы автоматического управления используются в тех случаях, когда объект управления хорошо структурирован</text:span><text:span text:style-name="T18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115"/>
      <text:p text:style-name="P115"/>
      <text:p text:style-name="P115"/>
      <text:p text:style-name="P115"/>
      <text:p text:style-name="P122"><text:span text:style-name="T18">М</text:span><text:span text:style-name="T10">ожет ли быть система управления разомкнутой</text:span></text:p>
      <text:p text:style-name="P116"/>
      <text:p text:style-name="P116"/>
      <text:p text:style-name="P123">Лекция 4</text:p>
      <text:p text:style-name="P117">Социально-технологические объекты — большинство промышленных предприятий.</text:p>
      <text:p text:style-name="P117">Социально-организационные объекты — мин<text:span text:style-name="T49">и</text:span>стерства, ведомства, и другие организации.</text:p>
      <text:p text:style-name="P118">Рис 4</text:p>
      <text:p text:style-name="P118"/>
      <text:p text:style-name="P117">Обладают рядом особенностей:</text:p>
      <text:list xml:id="list3099960000803411230" text:style-name="L4">
        <text:list-item>
          <text:p text:style-name="P134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сти повседневную рутинную работу, <text:span text:style-name="T44">решая одни и те же задачи для разных исходных данных)</text:span></text:p>
        </text:list-item>
        <text:list-item>
          <text:p text:style-name="P135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45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136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46">в том числе и мультимедийной, в реальном режиме времени.</text:span></text:p>
        </text:list-item>
        <text:list-item>
          <text:p text:style-name="P137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138">Возникает <text:span text:style-name="T47">аддитивная</text:span> необходимость создавать и поддерживать с последующим совершенствованием <text:span text:style-name="T47">привлекательный</text:span> имидж объекта <text:span text:style-name="T47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139">Способность удовлетворять информационные потребности населения в широком смысле этого слова, <text:span text:style-name="T48">исключая непосредственный контакт с чиновниками.</text:span></text:p>
        </text:list-item>
      </text:list>
      <text:p text:style-name="P31">Перечисленные особенности характерны системам двух выделенных видов.</text:p>
      <text:p text:style-name="P31"/>
      <text:p text:style-name="P31"/>
      <text:p text:style-name="P32"><text:span text:style-name="T3">Классы пользователей </text:span>автоматизированных систем </text:p>
      <text:list xml:id="list635566620907088035" text:style-name="L5">
        <text:list-item>
          <text:p text:style-name="P140"><text:span text:style-name="T3">Лица принимающие решения (ЛПР)</text:span> — первое лицо в организации или на предприятии, директор, генеральный д<text:span text:style-name="T50">ирр</text:span>ектор</text:p>
        </text:list-item>
        <text:list-item>
          <text:p text:style-name="P140"><text:span text:style-name="T3">Лица готовящие решение (ЛГР)</text:span> — аппарат первого лица</text:p>
        </text:list-item>
        <text:list-item>
          <text:p text:style-name="P141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142"><text:span text:style-name="T3">Лица реализующие сценарий (ЛРС)</text:span> </text:p>
        </text:list-item>
        <text:list-item>
          <text:p text:style-name="P142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143"><text:span text:style-name="T3">Лица исполняющие решение (ЛИР)</text:span> — принятое решение необходимо реализовать</text:p>
        </text:list-item>
        <text:list-item>
          <text:p text:style-name="P191"><text:soft-page-break/>Лица готовящие информацию (ЛГИ)</text:p>
        </text:list-item>
        <text:list-item>
          <text:p text:style-name="P144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144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33">Перечисленные классы — это пользователи, для которых АСОИУ является орудием труда, в том смысле, что они <text:span text:style-name="T52">используют</text:span> эту систему для получения информации, необходимой для осуществления действий в своей профессиональной <text:span text:style-name="T52">деятельности.</text:span> </text:p>
      <text:p text:style-name="P33"/>
      <text:p text:style-name="P33">АИС <text:s/>(Автоматизированная исполнительная система) нуждается в обслуживании</text:p>
      <text:p text:style-name="P33"/>
      <text:p text:style-name="P34">Других классов пользователей по большому счету не существует, все пользователи вписываются в <text:s/>существующие.</text:p>
      <text:p text:style-name="P34"/>
      <text:p text:style-name="P34"/>
      <text:p text:style-name="P34"/>
      <text:p text:style-name="P35">Понятие автоматизированная система обработки информации и управления — <text:span text:style-name="T51">это система управления,в контур обратной связи которой включена автоматизированная информационная система.</text:span></text:p>
      <text:p text:style-name="P35"/>
      <text:p text:style-name="P36">Рис 5 <text:span text:style-name="T53">(Графическая модель АСОИУ)</text:span></text:p>
      <text:p text:style-name="P36"/>
      <text:p text:style-name="P36"/>
      <text:p text:style-name="P38">Определение слова «Архитектура»</text:p>
      <text:p text:style-name="P37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54">Для древних греков, архитектура — конечный результат творчества. Исходя из этих соображений:</text:span></text:p>
      <text:p text:style-name="P37"/>
      <text:p text:style-name="P39"><text:span text:style-name="T3">Архитектура</text:span> — результат творческого процесса, характеризующийся полезностью и эстетичностью.</text:p>
      <text:p text:style-name="P39"/>
      <text:p text:style-name="P40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40"/>
      <text:p text:style-name="P41"><text:span text:style-name="T3">Архитектура объект</text:span><text:span text:style-name="T7">а</text:span> — <text:span text:style-name="T55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36"/>
      <text:p text:style-name="P43">Определение понятия Архитектура АСОИУ</text:p>
      <text:p text:style-name="P42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42"/>
      <text:p text:style-name="P44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44"/>
      <text:p text:style-name="P44"/>
      <text:p text:style-name="P44"/>
      <text:p text:style-name="P5"><text:soft-page-break/>Лекция 5</text:p>
      <text:p text:style-name="P45"/>
      <text:p text:style-name="P45"><text:span text:style-name="T3">Архитектура АСОИУ</text:span> — понятная, привлекательная и простая информационно — технологическая среда профессиональной деятельности пользователей. <text:span text:style-name="T56">Среда жизнедеятельности пользователей. Среда жизнедеятельности людей.</text:span></text:p>
      <text:p text:style-name="P45"/>
      <text:p text:style-name="P45"/>
      <text:p text:style-name="P46">Сетевое общество это определение учитывает <text:span text:style-name="T57">чувственный</text:span> аспект, учитывает то, что пользователь не сторонний наблюдатель, а его <text:span text:style-name="T57">непосредственная</text:span> главная составляющая часть.</text:p>
      <text:p text:style-name="P49"/>
      <text:p text:style-name="P46"/>
      <text:p text:style-name="P47">Понятность — достижение конкретного смысла при минимуме знаний</text:p>
      <text:p text:style-name="P47"/>
      <text:p text:style-name="P47"><text:span text:style-name="T3">Привлекательность</text:span> — особенность чего-то, определяющая естественную бес принуждения потребность человека в нем</text:p>
      <text:p text:style-name="P47"/>
      <text:p text:style-name="P48"><text:span text:style-name="T3">Простота</text:span> — возможность повседневного использования чего-либо без значимого интелектуального напряжения</text:p>
      <text:p text:style-name="P48"/>
      <text:p text:style-name="P48"/>
      <text:p text:style-name="P50">Любая автоматизированная система должна создаваться не для человека, а с человеком</text:p>
      <text:p text:style-name="P50"/>
      <text:p text:style-name="P51">Интклектуальная технологическая среда — интелектуальность представляется интелектом разработчиков и определяется интеллектом пользователей, в зависимости от опыта пользователей зависит результативность деятельности пользователя в его сфере.</text:p>
      <text:p text:style-name="P51">Информационая составляющая определяется информацией, под которой подразумивается информация вводимая, выводимая, результаты обработки, и программы, вссе они создают субстанцию, которую нельзя пощупать, поторгать, посмотреть, но она превратилась в мощную экономическую составляющую</text:p>
      <text:p text:style-name="P51">Технологическая составляющая — часть системы, которая определяется многими факторами: историческими, культурными и прочими.</text:p>
      <text:p text:style-name="P51"/>
      <text:p text:style-name="P51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87"><text:soft-page-break/>Примеры АСОИУ</text:p>
      <text:list xml:id="list5143379185523922132" text:style-name="L6">
        <text:list-item>
          <text:p text:style-name="P145">ГАС «Контур»</text:p>
        </text:list-item>
        <text:list-item>
          <text:p text:style-name="P145">ГАС «Выборы»</text:p>
        </text:list-item>
        <text:list-item>
          <text:p text:style-name="P145">ГАС «ГРН»</text:p>
        </text:list-item>
      </text:list>
      <text:p text:style-name="P53"/>
      <text:p text:style-name="P53"/>
      <text:p text:style-name="P6">Контур</text:p>
      <text:p text:style-name="P54">Система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54"/>
      <text:p text:style-name="P55">Предпосылки:</text:p>
      <text:list xml:id="list9106522511152788029" text:style-name="L7">
        <text:list-item>
          <text:p text:style-name="P146">состояние холодной войны</text:p>
        </text:list-item>
        <text:list-item>
          <text:p text:style-name="P146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55"/>
      <text:p text:style-name="P56">Смысл любой системы состоит в ответе на вопрос, почему стало необходимым создать оперделенную систему.</text:p>
      <text:p text:style-name="P56"/>
      <text:p text:style-name="P56">Любая система создается для кого-то. «Контур» создвался для высших чинов управления страной в два возможных периода.</text:p>
      <text:p text:style-name="P56"/>
      <text:p text:style-name="P56">Физический смысл любой системы состоит в ответе на вопрос, для кого система создана, конкретно «Контур» - генсек ЦК КПСС и председатель совета министров.</text:p>
      <text:p text:style-name="P56"/>
      <text:p text:style-name="P56">Мы выделели два класса пользователей: ЛПР и ЛГР. </text:p>
      <text:p text:style-name="P56"/>
      <text:p text:style-name="P57">Каждая система характеризуется двумя видами целей: цель создания (что нужно конкретно создать?) и второй вид <text:s/>- цель функционирования (для чего это создано?)</text:p>
      <text:p text:style-name="P57"/>
      <text:p text:style-name="P7">Цели создания:</text:p>
      <text:list xml:id="list5595458631184601382" text:style-name="L8">
        <text:list-item>
          <text:p text:style-name="P147">Обеспечение живучести (способность системы выполнять свои функции при выходе из строя отдельных ее звеньев <text:span text:style-name="T58">в силу разрушительного действия внешней или окружающей среды</text:span>) системы</text:p>
        </text:list-item>
        <text:list-item>
          <text:p text:style-name="P148">Оборудовать пользователей системы автоматизированными рабочими местами <text:span text:style-name="T59">и обеспечить их взаимодействие в реальном масштабе времени</text:span></text:p>
        </text:list-item>
        <text:list-item>
          <text:p text:style-name="P149">Сформировать централизованную базу данных, <text:span text:style-name="T60">характеризующих текущее состояние народного хозяйства </text:span></text:p>
        </text:list-item>
      </text:list>
      <text:p text:style-name="P58"/>
      <text:p text:style-name="P8">Цели функционирования:</text:p>
      <text:list xml:id="list7888956613711561839" text:style-name="L9">
        <text:list-item>
          <text:p text:style-name="P150">Введение централизованной базы данных (накопление, хранение, обновление, поиск)</text:p>
        </text:list-item>
        <text:list-item>
          <text:p text:style-name="P151">Информационное обслуживание пользователей системы в реальном масштабе времени</text:p>
        </text:list-item>
        <text:list-item>
          <text:p text:style-name="P152">Оперативный контроль и управление народным хозяйством</text:p>
        </text:list-item>
      </text:list>
      <text:p text:style-name="P59"/>
      <text:p text:style-name="P59"/>
      <text:p text:style-name="P59"/>
      <text:p text:style-name="P59"/>
      <text:p text:style-name="P9">Лекция 6</text:p>
      <text:p text:style-name="P59"/>
      <text:p text:style-name="P60">Т — табло отображения информации коллективного пользования.</text:p>
      <text:p text:style-name="P60"><text:soft-page-break/>Ахр — автоматизированное хранилище</text:p>
      <text:p text:style-name="P60">КС — каналы связи</text:p>
      <text:p text:style-name="P60">К — камутатор</text:p>
      <text:p text:style-name="P60">АЕРМЛПР — автоматизированное рабочее место лица, принимающего решение</text:p>
      <text:p text:style-name="P60">АРМЛГР — автоматизированные рабочие места лиц, готовящих решение</text:p>
      <text:p text:style-name="P60">УО — управляющий <text:span text:style-name="T61">орган</text:span> (объект)</text:p>
      <text:p text:style-name="P61">АРМЛИР — автоматизированное рабочее место лица, исполняющего решение</text:p>
      <text:p text:style-name="P62">АРМЛГИ — автоматизированное рабочее место лица, готовящего информацию</text:p>
      <text:p text:style-name="P63">СЖО — система жизнеобеспечения</text:p>
      <text:p text:style-name="P64">АСТ — административно-служебный персонал</text:p>
      <text:p text:style-name="P64"/>
      <text:p text:style-name="P77">ОУ — объекты управления — промышленные предприятия, местные органы власти, категорированные (закрытые) города</text:p>
      <text:p text:style-name="P65">Хв — входной вектор верхнего звена</text:p>
      <text:p text:style-name="P65">Хн — нижнего звена</text:p>
      <text:p text:style-name="P65">тонкая двунаправленная стрелка — электрическая связь</text:p>
      <text:p text:style-name="P65">двойная стрелочка — транспортная связь</text:p>
      <text:p text:style-name="P65"/>
      <text:p text:style-name="P66">Каждая из трех вычислительных систем (ВС1, ВС2, ВС3) состоит из двух ЭВМ, которые подключенны параллельно (одна рабочая, другая в горячем режиме)</text:p>
      <text:p text:style-name="P66"/>
      <text:p text:style-name="P66"/>
      <text:p text:style-name="P67"><text:span text:style-name="T62">ГАС Контур предназначена для управления народным хозяйством страны в мирное время или в особый период. Она состояла из управляющего органа (руководство страны), </text:span><text:s/><text:span text:style-name="T62">объектов управления, важных для народного хозяйства, рассредоточенных по территории страны и трех главных вычислительных центрах, территориально разобщенных для обеспечения необходимой живучести системы. Объекты управления, управляющий орган и главные вычислительные центры взаимодействовали на основе системы связи, реализованной с использованием государственных телефонных и телеграфных каналов связи. </text:span></text:p>
      <text:p text:style-name="P78">Система являлась целенаправленной человеко-машинной системой, которой для взаимодействия человека с машиной для ввода — вывода информации звенья системы были снабжены автоматизированными рабочими местами. Обработка информации в системе осуществлялась на ГВЦ на трех вычислительных системах (ВС1, ВС2, ВС3) объединенных в кольцо. Вычислительные системы вс1, вс3 осуществляли информационный обмен с нижними и верхними соответственно, а вс2 осуществляло накапливание, хранение, поиск информации и ее обработку, а также решение пользовательских задач и выдачи им информации по их запросам. Для управления народным хозяйством необходима информация характеризующая прошлое состояние объектов управления, которое вводилось в систему с автоматизированных рабочих мест ЛГИ ввиде донесений периодических (ДПР) и незамедлительных (ДНЗ). Управляющее воздействие принимаемое на управляющем органе (УО) на арм ЛПР вводились в систему ввиде указаний (УКЗ) и передавались для исполнения на автоматизированные рабочие места лиц исполняющих решения (арм лир). О результатах исполнения указания сообщалось на управляющий орган с помощью донесения в ответном указании (ДУК) вводимого в систему с армлги.</text:p>
      <text:p text:style-name="P68">Оперативное управление функционированием системы осуществлялось с контрольно-командного пункта (ККП) <text:span text:style-name="T64">оперативно-диспетчерским</text:span> персоналом на основе информации отображаемом на табло коллективного пользования (Т) <text:span text:style-name="T63">и автоматизированных рабочих местах диспетчеров о принадлежности. Для перевода систем из текущего состояния в требуемое использовались специальные управляющие сообщения и диррективы.</text:span></text:p>
      <text:p text:style-name="P69">Система функционировала в круглосуточном режиме с коротковременными ежедневыми отключениями для проведения профелактических и регламентных работ.</text:p>
      <text:p text:style-name="P69"/>
      <text:p text:style-name="P70"><text:soft-page-break/>Звенья системы размещались в специальных сооружениях, обеспечивающих живучесть системы. </text:p>
      <text:p text:style-name="P70"/>
      <text:p text:style-name="P70"/>
      <text:p text:style-name="P71"/>
      <text:p text:style-name="P73">Звено — это конструктивная и/или функциональная завершенная часть системы.</text:p>
      <text:p text:style-name="P74"><text:span text:style-name="T65">Нижние з</text:span>венья системы — объекты управления. Количество звеньев в серднем 350.</text:p>
      <text:p text:style-name="P75">Верхнее звено системы — управляющий орган. Одно звено.</text:p>
      <text:p text:style-name="P75">Центральное звено — главный вычислительный центр. Предполагалось 3 (фактически было исполнено 2)</text:p>
      <text:p text:style-name="P75">Система связи — в отличие от предыдущих звеньев, не сосредоточена (распределено в пространстве) </text:p>
      <text:p text:style-name="P75"/>
      <text:p text:style-name="P72">Информационные потоки системы.</text:p>
      <text:p text:style-name="P73">Х<text:span text:style-name="T66">н — Донесения периодические (регулярные донесения разной периодичностью: суточные, месячные, квартальные, годовые), Донесения незамедлительные (случайные донесения). Они характеризовали прошлое состояние объекта управления. Объем суточного периодического донесения — 1кб, месячного — 10кб, квартального — 100кб. Средний объем незамедлительного донесения — 2кб. Чем характеризуются эти случайные величины? Незамедлительное донесение — случайная величина. </text:span></text:p>
      <text:p text:style-name="P76">Интенсивность — в среднем 10 сообщений в (то ли секунду, то ли сутки)</text:p>
      <text:p text:style-name="P76"/>
      <text:p text:style-name="P76">Хв — входной вектор <text:span text:style-name="T67">верхнего звена</text:span>— указания, запросы <text:span text:style-name="T68">на поиск информации в базе данных системы</text:span>, задания на решение задач. <text:span text:style-name="T69">Указание — случайное сообщение. Интенсивность указаний — 100 указаний в сутки. Средний объем указаний — 1000 байт. Запрос на поиск информации — случайная величина, объем запроса — 500 байт. Интенсивность запросов — 5000 в сутки. Задание на решение задач: интенсивность — 50 заданий в сутки, объем задания в среднем 500 байт.</text:span></text:p>
      <text:p text:style-name="P76"/>
      <text:p text:style-name="P76"/>
      <text:p text:style-name="P79">Yн — выходной вектор на нижних звеньях — указание <text:span text:style-name="T70">поступающее с верхнего звена, управляющего органа</text:span>, квитанции, технологические распоряжения ТРП и ТРН. <text:span text:style-name="T70">Эти сообщения формируются автоматически самой системой. Предназначены для тех случаев, если сообщение принято системой -отправителю отправляется квитанция, об принятии его сообщения. ТРП — технологическое расположение на повторный ввод, иногда с подсказкой. Таких повторных вводов может быть несколько. Обычно 2 или 3. </text:span></text:p>
      <text:p text:style-name="P153">ТРН — технологическое сообщение о неприеме. Это внештатная ситуация. К проблеме подключаются специальные спеуиалисты, чтобы понять, что произошло</text:p>
      <text:p text:style-name="P79"/>
      <text:p text:style-name="P79"/>
      <text:p text:style-name="P80">Yв - Сводки — документ, сформированный системой на основе переодических донесений, в которых содержится интегральная информация, на основе принятых и обработанных переодических сообщений. Это незамедлительное донесение, которое характеризует ситуацию на объекте. </text:p>
      <text:p text:style-name="P76"/>
      <text:p text:style-name="P36"/>
      <text:p text:style-name="P80">Xотп — директива</text:p>
      <text:p text:style-name="P80">Yотп — справка, выдоваемая <text:span text:style-name="T72">на рабочее место</text:span>, выводимая на табло</text:p>
      <text:p text:style-name="P80"/>
      <text:p text:style-name="P81">Директива — управляющее воздействие, передписывающее персоналу осуществить переход из текущего состояния в требуемое. <text:span text:style-name="T71">Объем директивы — 100 байт. Усредненная </text:span><text:soft-page-break/><text:span text:style-name="T71">интенсивность — 50 директив в смену. Такая же интенсивность и в отношении справок. Размер справки — 2800 байт</text:span></text:p>
      <text:p text:style-name="P81"/>
      <text:p text:style-name="P81"/>
      <text:p text:style-name="P81"/>
      <text:p text:style-name="P10">Задачи, решаемые системой</text:p>
      <text:p text:style-name="P82">Система предназначена для решения двух типов задач: пользовательских (функциональных) <text:s/>и технологических</text:p>
      <text:p text:style-name="P82">Функциональные задачи — результаты которых предназначены для удовлетворения <text:span text:style-name="T73">информационной</text:span> потребности пользователей верхнего хвена системы.</text:p>
      <text:p text:style-name="P82"/>
      <text:p text:style-name="P83">Технологические задачи — задачи, результаты, которых предназначены для <text:span text:style-name="T73">удовлетворения</text:span> <text:span text:style-name="T73">информационной</text:span> потребности оперативно-диспетчерского персонала.</text:p>
      <text:p text:style-name="P83"/>
      <text:p text:style-name="P84">Функциональные задачи</text:p>
      <text:list xml:id="list3300798494901372198" text:style-name="L10">
        <text:list-item>
          <text:p text:style-name="P154">Контроль состояния объектов управления — задача, решаемая с помощью переодических донесений</text:p>
        </text:list-item>
        <text:list-item>
          <text:p text:style-name="P154">Управление объектами нижних ззвеньев — задача, решаемая, с помощью указания</text:p>
        </text:list-item>
        <text:list-item>
          <text:p text:style-name="P154">Контроль исполнения принятых решений — с помощью донесений <text:s/>переодических и сводных в ответных указаниях</text:p>
        </text:list-item>
        <text:list-item>
          <text:p text:style-name="P154">Оперативное информирование об черезвычайных ситуациях — ДНЗ</text:p>
        </text:list-item>
        <text:list-item>
          <text:p text:style-name="P154">Решение специальных задач (план — разработка планов развития народного хозяйства на определенный фиксированный период времени, снабжение — распределение ресурсов между важными для страны объектами, контроль — строительства и ввода в эксплуатацию важных для страны объектов)</text:p>
        </text:list-item>
      </text:list>
      <text:p text:style-name="P84"/>
      <text:p text:style-name="P156">Технологические задачи </text:p>
      <text:list xml:id="list2063825481932288352" text:style-name="L11">
        <text:list-item>
          <text:p text:style-name="P157">Контроль функционирования системы — решалась с помощью СПП</text:p>
        </text:list-item>
        <text:list-item>
          <text:p text:style-name="P157">Управление функционированием системы — ДИР</text:p>
        </text:list-item>
        <text:list-item>
          <text:p text:style-name="P193"><text:span text:style-name="T10">Ремонт и восстановление </text:span><text:span text:style-name="T25">программно-технических</text:span><text:span text:style-name="T10"> средств — СЖО</text:span></text:p>
        </text:list-item>
      </text:list>
      <text:p text:style-name="P156"/>
      <text:p text:style-name="P156"/>
      <text:p text:style-name="P11">Техническое обеспечение системы</text:p>
      <text:p text:style-name="P88"><text:span text:style-name="T10">Вычислительная способность была реализована на больших ЭВМ единой серии ЕС ЭВМ</text:span><text:span text:style-name="T19"> (ЕС — 1010, ЕС — 1030, </text:span><text:span text:style-name="T20">ЕС — 1050)</text:span></text:p>
      <text:p text:style-name="P158"/>
      <text:p text:style-name="P89"><text:span text:style-name="T10">Управляющие органы были реализованы на базе </text:span><text:span text:style-name="T21">абонентские пункты </text:span><text:span text:style-name="T10">АП — 2 </text:span><text:span text:style-name="T21">(электромеханические устройства, способные только вводить или выводить информацию, без обработки)</text:span><text:span text:style-name="T10">, АП — </text:span><text:span text:style-name="T21">(на основе микропроцессорной техники, более совершенные устройства, обладающие возможностью </text:span><text:span text:style-name="T10">,</text:span><text:span text:style-name="T21">проводить некоторые простейшие операции)</text:span><text:span text:style-name="T10"> АП — 60</text:span></text:p>
      <text:p text:style-name="P159"/>
      <text:p text:style-name="P160">Каналы связи — телефонные и телеграфные линии</text:p>
      <text:p text:style-name="P160"/>
      <text:p text:style-name="P12">Программное обеспечение системы</text:p>
      <text:p text:style-name="P161">Программное обеспечение: общее программное обеспечение и специальное програмное обеспечение</text:p>
      <text:p text:style-name="P161">Общее программное обеспечнеие включает операционную систему, програмная система управления телеобработкой, система управления вычислительным процессом, система управления базы данных</text:p>
      <text:p text:style-name="P161"/>
      <text:p text:style-name="P90"><text:span text:style-name="T10">Операционная система синхронизирует работу технических средств и протекающих или реализуемых в них процессов — основное </text:span><text:span text:style-name="T22">предназначение</text:span><text:span text:style-name="T10"> операционной системы.</text:span></text:p>
      <text:p text:style-name="P162"><text:soft-page-break/>Операционная система является <text:span text:style-name="T73">интеллектуальной</text:span> составляющей любой эвм.</text:p>
      <text:p text:style-name="P162"/>
      <text:p text:style-name="P162">Система управления телеобработкой — основная функция, реализующая ввод информациии в систему и вывод из нее результатов обработки</text:p>
      <text:p text:style-name="P162"/>
      <text:p text:style-name="P163">Система управления вычислительным процессом — основная функция — контроль процессов обработки информации в системе.</text:p>
      <text:p text:style-name="P163"/>
      <text:p text:style-name="P164">Система управления базами данных (СУБД) — накопление информации в системе, ее хранение, обновление поиск и обработка.</text:p>
      <text:p text:style-name="P164"/>
      <text:p text:style-name="P91"><text:span text:style-name="T10">В системе контур использовалась операционная система 6.0, КИКС и ДИСОД — адаптированный вариант </text:span><text:span text:style-name="T25">американского</text:span><text:span text:style-name="T10"> Adanas.</text:span></text:p>
      <text:p text:style-name="P165"/>
      <text:p text:style-name="P165">На каждой вычислительной системе стояло своя операционная система. КИКС на вс1 и вс3. ДИСОД — на вс2.</text:p>
      <text:p text:style-name="P165"/>
      <text:p text:style-name="P165"/>
      <text:p text:style-name="P165"/>
      <text:p text:style-name="P92"><text:span text:style-name="T10">Специальное </text:span><text:span text:style-name="T25">программное</text:span><text:span text:style-name="T10"> обеспечение — </text:span><text:span text:style-name="T25">программное</text:span><text:span text:style-name="T10"> обеспечение, которое разрабатывается специально под систему и не подлежит </text:span><text:span text:style-name="T25">разглашению</text:span></text:p>
      <text:p text:style-name="P92"><text:span text:style-name="T10"><text:s/>Состоит из програ</text:span><text:span text:style-name="T25">м</text:span><text:span text:style-name="T10">много средств</text:span><text:span text:style-name="T23">а</text:span><text:span text:style-name="T10"> защиты и програм</text:span><text:span text:style-name="T23">м</text:span><text:span text:style-name="T10">ное средств</text:span><text:span text:style-name="T24">а</text:span><text:span text:style-name="T10"> решения задач пользователя.</text:span></text:p>
      <text:p text:style-name="P166"/>
      <text:p text:style-name="P167">Необходимой составляющей любой системы является информационное обеспечение. </text:p>
      <text:list xml:id="list955055627365789026" text:style-name="L12">
        <text:list-header>
          <text:p text:style-name="P168">Составляющими информационной составляющей системы являлись</text:p>
        </text:list-header>
        <text:list-item>
          <text:p text:style-name="P168">оперативная информация, формируемая на основе входных и выходных информационных сообщений</text:p>
        </text:list-item>
        <text:list-item>
          <text:p text:style-name="P168"><text:span text:style-name="T73">обще системная</text:span> информация, состоящая из классификатора товаров и услуг и вторая составляющая — нормативно, правовые акты</text:p>
        </text:list-item>
        <text:list-item>
          <text:p text:style-name="P169">Программное <text:span text:style-name="T73">обеспечение</text:span> как информационные данные</text:p>
        </text:list-item>
      </text:list>
      <text:p text:style-name="P170"/>
      <text:p text:style-name="P170"/>
      <text:p text:style-name="P192">Лекция 7</text:p>
      <text:p text:style-name="P171">Организационное обеспечение ГАС «Контур». ГАС действовала как самостоятельная организация, которая оперативное управление функционирования ссистемы осуществлял оперативно-диспетчерский персонал, а общее руководство системой, как самостоятельно-хозяйствующего субъекта — административно-служебным персоналом. Оба перссонала присутствуют на служебной схеме системы. </text:p>
      <text:p text:style-name="P171"/>
      <text:p text:style-name="P172">Рассмотрим две организационные структуры (орг-структуры): асп и одп. </text:p>
      <text:p text:style-name="P172"/>
      <text:p text:style-name="P172"><text:span text:style-name="T74">Организация — объединение людей действующих по единым правилам</text:span> <text:span text:style-name="T74">для достижения общей цели или целей. </text:span></text:p>
      <text:p text:style-name="P172"/>
      <text:p text:style-name="P173">Оперативно-диспетчерский персонал осуществлял управление системой, осуществлял переход из текущего состояния в требуемое.</text:p>
      <text:p text:style-name="P173">А административно-служебный персонал во главе с руководством выоплнял функции руководства, т. е. Обеспечивал совместную деятельность служебного персонала, для достижения целей.</text:p>
      <text:p text:style-name="P173"/>
      <text:p text:style-name="P173">Структура — упорядоченное множество элементов и их логических связей <text:span text:style-name="T75">(или отношений). </text:span></text:p>
      <text:p text:style-name="P174"><text:soft-page-break/>Структурная схема — упорядоченное множество конструктивных элементов и их ф<text:span text:style-name="T77">и</text:span>зическ<text:span text:style-name="T76">их</text:span> связ<text:span text:style-name="T76">ей</text:span></text:p>
      <text:p text:style-name="P174"/>
      <text:p text:style-name="P175">Функциональная схема — упорядоченное множество функция и их логических связей.</text:p>
      <text:p text:style-name="P175"/>
      <text:p text:style-name="P176">Структура — упорядоченное множество элементов и их отношений.</text:p>
      <text:p text:style-name="P177">Отношение в структуре базируется на основе властных взаимоотношений.</text:p>
      <text:p text:style-name="P177"/>
      <text:p text:style-name="P178">После создания системы по мере ее освоения и эксплуатации возникает необходимость в наращивании ее функциональных возможностей и решения новых пользовательских задач, в связи с этим в состав административно-служебного персонала включен зам по развитию. </text:p>
      <text:p text:style-name="P178"/>
      <text:p text:style-name="P179">КДПУ — контрольно диспетчерский пункт управления</text:p>
      <text:p text:style-name="P179"/>
      <text:p text:style-name="P180">Каждой ячейке структуры соответствуют права и обязанности. Фактически контингент <text:span text:style-name="T78">специалистов</text:span> представленных в схеме и есть кадровое обеспечение.</text:p>
      <text:p text:style-name="P180"/>
      <text:p text:style-name="P180"/>
      <text:p text:style-name="P181">Свойства системной структуры.</text:p>
      <text:list xml:id="list4453891753624857894" text:style-name="L13">
        <text:list-item>
          <text:p text:style-name="P182">Уникальность системы (система не имела аналогов)</text:p>
        </text:list-item>
        <text:list-item>
          <text:p text:style-name="P183">Масштабность (система покрывала не менее 80% СССР)</text:p>
        </text:list-item>
        <text:list-item>
          <text:p text:style-name="P184">Капиталоемкость исчисляемая сотнями миллионов рублей</text:p>
        </text:list-item>
        <text:list-item>
          <text:p text:style-name="P184">численность персонала около тысячи человек</text:p>
        </text:list-item>
        <text:list-item>
          <text:p text:style-name="P184">Программное обеспечение уникальное и универсальное (несколько миллионов команд)</text:p>
        </text:list-item>
        <text:list-item>
          <text:p text:style-name="P184">Коллектив головной организации разработчиков порядка 7 тыс человек</text:p>
        </text:list-item>
        <text:list-item>
          <text:p text:style-name="P184">В разработке системы участвовало более 10 организаций включая Академию наук СССР, три академии союзных республик <text:span text:style-name="T79">(украинская, эстонская, армянская, белорусская) научно-исследовательские, монтажные...</text:span></text:p>
        </text:list-item>
        <text:list-item>
          <text:p text:style-name="P185">Состав специалистов — системо-техники, <text:span text:style-name="T80">аналитики, программисты (системные, прикладные), специалисты по информации, инженеры.</text:span></text:p>
        </text:list-item>
        <text:list-item>
          <text:p text:style-name="P186">В число разработчиков входило около 15 докторов наук, более 100 кандидатов наук</text:p>
        </text:list-item>
        <text:list-item>
          <text:p text:style-name="P186">Процессы создания системы было подготовлено и защищено 10 докторских диссертаций и более 50 кандидатских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4-05T17:06:22.447741705</dc:date>
    <meta:editing-duration>PT9H17M49S</meta:editing-duration>
    <meta:editing-cycles>247</meta:editing-cycles>
    <meta:document-statistic meta:table-count="0" meta:image-count="0" meta:object-count="0" meta:page-count="13" meta:paragraph-count="242" meta:word-count="3381" meta:character-count="28424" meta:non-whitespace-character-count="25165"/>
  </office:meta>
</office:document-meta>
</file>